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6eceb" officeooo:paragraph-rsid="0006eceb"/>
    </style:style>
    <style:style style:name="P2" style:family="paragraph" style:parent-style-name="Text_20_body">
      <style:text-properties fo:font-weight="bold" officeooo:rsid="0006eceb" officeooo:paragraph-rsid="0006eceb" style:font-weight-asian="bold" style:font-weight-complex="bold"/>
    </style:style>
    <style:style style:name="P3" style:family="paragraph" style:parent-style-name="Text_20_body">
      <style:text-properties fo:font-style="italic" fo:font-weight="bold" officeooo:rsid="0006eceb" officeooo:paragraph-rsid="0006eceb" style:font-style-asian="italic" style:font-weight-asian="bold" style:font-style-complex="italic" style:font-weight-complex="bold"/>
    </style:style>
    <style:style style:name="P4" style:family="paragraph" style:parent-style-name="Standard">
      <style:text-properties officeooo:rsid="0005704b" officeooo:paragraph-rsid="0005704b"/>
    </style:style>
    <style:style style:name="P5" style:family="paragraph" style:parent-style-name="Standard">
      <style:text-properties officeooo:rsid="0005704b" officeooo:paragraph-rsid="00079bfd"/>
    </style:style>
    <style:style style:name="P6" style:family="paragraph" style:parent-style-name="Standard">
      <style:text-properties fo:font-weight="bold" officeooo:rsid="0005704b" officeooo:paragraph-rsid="0005704b" style:font-weight-asian="bold" style:font-weight-complex="bold"/>
    </style:style>
    <style:style style:name="P7" style:family="paragraph" style:parent-style-name="Standard">
      <style:text-properties fo:font-weight="bold" officeooo:rsid="000652ae" officeooo:paragraph-rsid="000652ae" style:font-weight-asian="bold" style:font-weight-complex="bold"/>
    </style:style>
    <style:style style:name="P8" style:family="paragraph" style:parent-style-name="Standard">
      <style:text-properties fo:font-weight="bold" officeooo:rsid="0006eceb" officeooo:paragraph-rsid="0006eceb" style:font-weight-asian="bold" style:font-weight-complex="bold"/>
    </style:style>
    <style:style style:name="P9" style:family="paragraph" style:parent-style-name="Standard">
      <style:text-properties fo:font-weight="bold" officeooo:rsid="000900a5" officeooo:paragraph-rsid="000900a5" style:font-weight-asian="bold" style:font-weight-complex="bold"/>
    </style:style>
    <style:style style:name="P10" style:family="paragraph" style:parent-style-name="Standard">
      <style:text-properties fo:font-style="italic" fo:font-weight="bold" officeooo:rsid="0005704b" officeooo:paragraph-rsid="0005704b" style:font-style-asian="italic" style:font-weight-asian="bold" style:font-style-complex="italic" style:font-weight-complex="bold"/>
    </style:style>
    <style:style style:name="P11" style:family="paragraph" style:parent-style-name="Standard">
      <style:text-properties fo:font-style="italic" fo:font-weight="bold" officeooo:rsid="000652ae" officeooo:paragraph-rsid="000652ae" style:font-style-asian="italic" style:font-weight-asian="bold" style:font-style-complex="italic" style:font-weight-complex="bold"/>
    </style:style>
    <style:style style:name="P12" style:family="paragraph" style:parent-style-name="Standard">
      <style:text-properties fo:font-style="italic" fo:font-weight="bold" officeooo:rsid="0006eceb" officeooo:paragraph-rsid="0006eceb" style:font-style-asian="italic" style:font-weight-asian="bold" style:font-style-complex="italic" style:font-weight-complex="bold"/>
    </style:style>
    <style:style style:name="P13" style:family="paragraph" style:parent-style-name="Standard">
      <style:text-properties style:text-underline-style="none" fo:font-weight="bold" officeooo:rsid="0005704b" officeooo:paragraph-rsid="0005704b" style:font-weight-asian="bold" style:font-weight-complex="bold"/>
    </style:style>
    <style:style style:name="P14" style:family="paragraph" style:parent-style-name="Standard">
      <style:text-properties officeooo:rsid="000652ae" officeooo:paragraph-rsid="000652ae"/>
    </style:style>
    <style:style style:name="P15" style:family="paragraph" style:parent-style-name="Standard">
      <style:text-properties officeooo:rsid="0006eceb" officeooo:paragraph-rsid="0006eceb"/>
    </style:style>
    <style:style style:name="P16" style:family="paragraph" style:parent-style-name="Standard">
      <style:text-properties fo:font-size="10.5pt" officeooo:rsid="0005704b" officeooo:paragraph-rsid="0005704b" style:font-size-asian="10.5pt" style:font-size-complex="10.5pt"/>
    </style:style>
    <style:style style:name="P17" style:family="paragraph" style:parent-style-name="Standard">
      <style:text-properties officeooo:rsid="000900a5" officeooo:paragraph-rsid="000900a5"/>
    </style:style>
    <style:style style:name="P18" style:family="paragraph" style:parent-style-name="Standard">
      <style:text-properties officeooo:rsid="000900a5" officeooo:paragraph-rsid="0009beee"/>
    </style:style>
    <style:style style:name="P19" style:family="paragraph" style:parent-style-name="Standard">
      <style:text-properties style:text-position="sub 58%" officeooo:rsid="000652ae" officeooo:paragraph-rsid="000652ae"/>
    </style:style>
    <style:style style:name="P20" style:family="paragraph" style:parent-style-name="Standard">
      <style:text-properties fo:font-weight="bold" officeooo:rsid="0005704b" officeooo:paragraph-rsid="00079bfd" style:font-weight-asian="bold" style:font-weight-complex="bold"/>
    </style:style>
    <style:style style:name="P21" style:family="paragraph" style:parent-style-name="Standard">
      <style:text-properties fo:font-weight="bold" officeooo:rsid="0006eceb" officeooo:paragraph-rsid="0006eceb" style:font-weight-asian="bold" style:font-weight-complex="bold"/>
    </style:style>
    <style:style style:name="P22" style:family="paragraph" style:parent-style-name="Standard">
      <style:text-properties fo:font-size="10.5pt" fo:font-style="italic" officeooo:rsid="00079bfd" officeooo:paragraph-rsid="00079bfd" style:font-size-asian="10.5pt" style:font-style-asian="italic" style:font-size-complex="10.5pt" style:font-style-complex="italic"/>
    </style:style>
    <style:style style:name="P23" style:family="paragraph" style:parent-style-name="Text_20_body" style:list-style-name="L1"/>
    <style:style style:name="P24" style:family="paragraph" style:parent-style-name="Text_20_body" style:list-style-name="L7"/>
    <style:style style:name="P25" style:family="paragraph" style:parent-style-name="Text_20_body" style:list-style-name="L8"/>
    <style:style style:name="P26" style:family="paragraph" style:parent-style-name="Text_20_body" style:list-style-name="L15"/>
    <style:style style:name="P27" style:family="paragraph" style:parent-style-name="Text_20_body" style:list-style-name="L16">
      <style:text-properties officeooo:paragraph-rsid="0006eceb"/>
    </style:style>
    <style:style style:name="P28" style:family="paragraph" style:parent-style-name="Text_20_body" style:list-style-name="L16">
      <style:text-properties officeooo:rsid="0006eceb" officeooo:paragraph-rsid="0006eceb"/>
    </style:style>
    <style:style style:name="P29" style:family="paragraph" style:parent-style-name="Text_20_body" style:list-style-name="L16">
      <style:text-properties officeooo:rsid="000b336f" officeooo:paragraph-rsid="000b336f"/>
    </style:style>
    <style:style style:name="P30" style:family="paragraph" style:parent-style-name="Text_20_body" style:list-style-name="L1">
      <style:paragraph-properties fo:margin-top="0cm" fo:margin-bottom="0cm" loext:contextual-spacing="false"/>
    </style:style>
    <style:style style:name="P31" style:family="paragraph" style:parent-style-name="Text_20_body" style:list-style-name="L2">
      <style:paragraph-properties fo:margin-top="0cm" fo:margin-bottom="0cm" loext:contextual-spacing="false"/>
    </style:style>
    <style:style style:name="P32" style:family="paragraph" style:parent-style-name="Text_20_body" style:list-style-name="L3">
      <style:paragraph-properties fo:margin-top="0cm" fo:margin-bottom="0cm" loext:contextual-spacing="false"/>
    </style:style>
    <style:style style:name="P33" style:family="paragraph" style:parent-style-name="Text_20_body" style:list-style-name="L4">
      <style:paragraph-properties fo:margin-top="0cm" fo:margin-bottom="0cm" loext:contextual-spacing="false"/>
    </style:style>
    <style:style style:name="P34" style:family="paragraph" style:parent-style-name="Text_20_body" style:list-style-name="L5">
      <style:paragraph-properties fo:margin-top="0cm" fo:margin-bottom="0cm" loext:contextual-spacing="false"/>
    </style:style>
    <style:style style:name="P35" style:family="paragraph" style:parent-style-name="Text_20_body" style:list-style-name="L6">
      <style:paragraph-properties fo:margin-top="0cm" fo:margin-bottom="0cm" loext:contextual-spacing="false"/>
    </style:style>
    <style:style style:name="P36" style:family="paragraph" style:parent-style-name="Text_20_body" style:list-style-name="L8">
      <style:paragraph-properties fo:margin-top="0cm" fo:margin-bottom="0cm" loext:contextual-spacing="false"/>
    </style:style>
    <style:style style:name="P37" style:family="paragraph" style:parent-style-name="Text_20_body" style:list-style-name="L9">
      <style:paragraph-properties fo:margin-top="0cm" fo:margin-bottom="0cm" loext:contextual-spacing="false"/>
    </style:style>
    <style:style style:name="P38" style:family="paragraph" style:parent-style-name="Text_20_body" style:list-style-name="L10">
      <style:paragraph-properties fo:margin-top="0cm" fo:margin-bottom="0cm" loext:contextual-spacing="false"/>
    </style:style>
    <style:style style:name="P39" style:family="paragraph" style:parent-style-name="Text_20_body" style:list-style-name="L11">
      <style:paragraph-properties fo:margin-top="0cm" fo:margin-bottom="0cm" loext:contextual-spacing="false"/>
    </style:style>
    <style:style style:name="P40" style:family="paragraph" style:parent-style-name="Text_20_body" style:list-style-name="L12">
      <style:paragraph-properties fo:margin-top="0cm" fo:margin-bottom="0cm" loext:contextual-spacing="false"/>
    </style:style>
    <style:style style:name="P41" style:family="paragraph" style:parent-style-name="Text_20_body" style:list-style-name="L13">
      <style:paragraph-properties fo:margin-top="0cm" fo:margin-bottom="0cm" loext:contextual-spacing="false"/>
    </style:style>
    <style:style style:name="P42" style:family="paragraph" style:parent-style-name="Text_20_body" style:list-style-name="L14">
      <style:paragraph-properties fo:margin-top="0cm" fo:margin-bottom="0cm" loext:contextual-spacing="false"/>
    </style:style>
    <style:style style:name="P4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079bf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officeooo:rsid="000652ae"/>
    </style:style>
    <style:style style:name="T5" style:family="text">
      <style:text-properties fo:font-size="10.5pt" fo:font-style="italic" officeooo:rsid="00079bfd" style:font-size-asian="10.5pt" style:font-style-asian="italic" style:font-size-complex="10.5pt" style:font-style-complex="italic"/>
    </style:style>
    <style:style style:name="T6" style:family="text">
      <style:text-properties officeooo:rsid="000b336f"/>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line text:anchor-type="paragraph" draw:z-index="0" draw:name="Shape1" draw:style-name="gr1" draw:text-style-name="P43" svg:x1="-0.355cm" svg:y1="0.474cm" svg:x2="17.693cm" svg:y2="0.508cm"><text:p/></draw:line>Eze Ethelbert Chinedu <text:s text:c="2"/></text:p>
      <text:p text:style-name="P5"><text:span text:style-name="T2"><text:s text:c="117"/></text:span><text:span text:style-name="T5">Flat 112, Coomb Road, <text:s text:c="26"/><text:tab/><text:tab/><text:tab/><text:tab/><text:tab/><text:tab/><text:tab/><text:tab/><text:tab/> <text:s text:c="11"/>Brigthon, Sussex. </text:span></text:p>
      <text:p text:style-name="P22"><text:s text:c="134"/>BN2 4EE </text:p>
      <text:p text:style-name="P22"><text:s text:c="134"/>Mobile: +447459430721</text:p>
      <text:p text:style-name="P22"><text:s text:c="134"/>email: e.eze@sussec.ac.uk</text:p>
      <text:p text:style-name="P16"/>
      <text:p text:style-name="P6">Summary</text:p>
      <text:p text:style-name="P6"><draw:line text:anchor-type="paragraph" draw:z-index="1" draw:name="Shape1" draw:style-name="gr1" draw:text-style-name="P43" svg:x1="-0.037cm" svg:y1="0.026cm" svg:x2="18.011cm" svg:y2="0.06cm"><text:p/></draw:line></text:p>
      <text:p text:style-name="P4">I have eigth years + practical experience in telecommunication systems both in installation and maintenance, managerial and strong interpersonal skills. In my career, I am able to generate kind heart of learning; thus understanding service delivery is my joy.</text:p>
      <text:p text:style-name="P4"/>
      <text:p text:style-name="P6"><draw:line text:anchor-type="paragraph" draw:z-index="2" draw:name="Shape1" draw:style-name="gr1" draw:text-style-name="P43" svg:x1="-0.434cm" svg:y1="0.464cm" svg:x2="17.614cm" svg:y2="0.498cm"><text:p/></draw:line>Skills</text:p>
      <text:p text:style-name="P4"/>
      <text:list xml:id="list3667209481494014175" text:style-name="L1">
        <text:list-item>
          <text:p text:style-name="P30">Proficient user of Python, MATLAB, R, Excel - used both for collating and analyzing archived wind profile and satellite data.</text:p>
        </text:list-item>
        <text:list-item>
          <text:p text:style-name="P30">Used Python in building predictive model on a live dataset.</text:p>
        </text:list-item>
        <text:list-item>
          <text:p text:style-name="P30">Competent user of Miscrosoft Power-Point, Word applications.</text:p>
        </text:list-item>
        <text:list-item>
          <text:p text:style-name="P23">Development of electronic database system for storing Satellite Images using Access.</text:p>
        </text:list-item>
      </text:list>
      <text:p text:style-name="P13"><draw:line text:anchor-type="paragraph" draw:z-index="3" draw:name="Shape1" draw:style-name="gr1" draw:text-style-name="P43" svg:x1="-0.302cm" svg:y1="0.485cm" svg:x2="17.746cm" svg:y2="0.519cm"><text:p/></draw:line>Work History</text:p>
      <text:p text:style-name="P13"/>
      <text:p text:style-name="P10">Senior Scientific Officer</text:p>
      <text:p text:style-name="P4">February 2009 to January 2016</text:p>
      <text:p text:style-name="P4"><text:span text:style-name="T3">Nigerian Space Agency</text:span> – Abuja, Nigeria.</text:p>
      <text:p text:style-name="P4"/>
      <text:p text:style-name="P10">Associate Tutor.</text:p>
      <text:p text:style-name="P4">September 2013 – April <text:span text:style-name="T4">2015</text:span></text:p>
      <text:p text:style-name="P14"><text:span text:style-name="T3">University of Sussex</text:span> – Falmer, Brighton.</text:p>
      <text:p text:style-name="P14"/>
      <text:p text:style-name="P11">PhD Research Student</text:p>
      <text:p text:style-name="P14">September 2013 to Current</text:p>
      <text:p text:style-name="P14"><text:span text:style-name="T3">University of Sussex </text:span>– Brighton, Sussex.</text:p>
      <text:p text:style-name="P14"/>
      <text:p text:style-name="P7"><draw:line text:anchor-type="paragraph" draw:z-index="4" draw:name="Shape1" draw:style-name="gr1" draw:text-style-name="P43" svg:x1="-0.355cm" svg:y1="0.474cm" svg:x2="17.693cm" svg:y2="0.508cm"><text:p/></draw:line>Education &amp; Training <text:s text:c="45"/></text:p>
      <text:p text:style-name="P18">Training on MATLAB: Engineering &amp; Design <text:s text:c="64"/><text:span text:style-name="T1">[2012]</text:span></text:p>
      <text:p text:style-name="P17">University of Sussex, UK</text:p>
      <text:p text:style-name="P17"/>
      <text:p text:style-name="P9">MSc in Satellite Communications &amp; Space Sustems <text:s text:c="52"/>[2012]</text:p>
      <text:p text:style-name="P17">University of Sussex, UK</text:p>
      <text:p text:style-name="P17"/>
      <text:p text:style-name="P17"><text:span text:style-name="T1">B. Engineering <text:s text:c="5"/></text:span><text:s text:c="47"/><text:span text:style-name="T1"><text:s text:c="63"/>[2006]</text:span></text:p>
      <text:p text:style-name="P17">Second Class, Upper Division</text:p>
      <text:p text:style-name="P17">Electronic Enginnering</text:p>
      <text:p text:style-name="P17">University of Niigeri, Nsukka</text:p>
      <text:p text:style-name="P17">Nigeria.</text:p>
      <text:p text:style-name="P14"/>
      <text:p text:style-name="P19"/>
      <text:p text:style-name="P14"/>
      <text:p text:style-name="P8"><draw:line text:anchor-type="paragraph" draw:z-index="5" draw:name="Shape1" draw:style-name="gr1" draw:text-style-name="P43" svg:x1="-0.355cm" svg:y1="0.474cm" svg:x2="17.693cm" svg:y2="0.508cm"><text:p/></draw:line><text:soft-page-break/>Interests</text:p>
      <text:p text:style-name="P15">Playing and watching Football, Cooking and Social Media.</text:p>
      <text:p text:style-name="P15"/>
      <text:p text:style-name="P8"><draw:line text:anchor-type="paragraph" draw:z-index="6" draw:name="Shape1" draw:style-name="gr1" draw:text-style-name="P43" svg:x1="-0.355cm" svg:y1="0.474cm" svg:x2="17.693cm" svg:y2="0.508cm"><text:p/></draw:line>References</text:p>
      <text:p text:style-name="P15">Prof. Chris Chatwin </text:p>
      <text:p text:style-name="Standard">Department of Engineering &amp; Design.</text:p>
      <text:p text:style-name="Standard">University of Sussex</text:p>
      <text:p text:style-name="Standard">E-mail: C.R.Chatwin@sussex.ac.uk </text:p>
      <text:p text:style-name="Standard"> </text:p>
      <text:p text:style-name="Standard">Alhamdu Bello</text:p>
      <text:p text:style-name="Standard">University of Sussex ITS.</text:p>
      <text:p text:style-name="Standard">University of Sussex, UK.</text:p>
      <text:p text:style-name="Standard">Brighton BN1 9QT</text:p>
      <text:p text:style-name="Standard">Email: ab570@sussex.ac.uk</text:p>
      <text:p text:style-name="P15"/>
      <text:p text:style-name="P15"/>
      <text:p text:style-name="P8"><draw:line text:anchor-type="paragraph" draw:z-index="7" draw:name="Shape1" draw:style-name="gr1" draw:text-style-name="P43" svg:x1="-0.355cm" svg:y1="0.474cm" svg:x2="17.693cm" svg:y2="0.508cm"><text:p/></draw:line>Experience</text:p>
      <text:p text:style-name="P15">March 2009 – february 2015</text:p>
      <text:p text:style-name="P12">National Space Research &amp; Development Agency, NASRDA</text:p>
      <text:p text:style-name="P1">Use of Python and Excel for Data Manipulations, normalization, standardization etc for time-series  wind speed predictive modeling to predict wind farm power output.</text:p>
      <text:list xml:id="list5821116185906051468" text:style-name="L2">
        <text:list-item>
          <text:p text:style-name="P31">Understand data visualization in python using ggplot and MatplotLib libraries and packages.</text:p>
        </text:list-item>
      </text:list>
      <text:list xml:id="list2150585928745350251" text:style-name="L3">
        <text:list-item>
          <text:p text:style-name="P32">Use R for analytics data modeling.</text:p>
        </text:list-item>
      </text:list>
      <text:list xml:id="list7637043353235028801" text:style-name="L4">
        <text:list-item>
          <text:p text:style-name="P33">Lead head, ground receiving unit at Centre for Remote Sensing, Jos, Nigeria.</text:p>
        </text:list-item>
      </text:list>
      <text:list xml:id="list7325009123163799577" text:style-name="L5">
        <text:list-item>
          <text:p text:style-name="P34">Responsible for coordination of 25 ground station Engineers on satellite image downloading, processing, archiving and cataloguing.</text:p>
        </text:list-item>
      </text:list>
      <text:list xml:id="list9092504778423688093" text:style-name="L6">
        <text:list-item>
          <text:p text:style-name="P35">Creation of mission planning to know the name of satellite, time and date at which it is passing Nigeria - West Africa horizon using two line elements (TLE) algorithm.</text:p>
        </text:list-item>
      </text:list>
      <text:list xml:id="list28787024228511606" text:style-name="L7">
        <text:list-item>
          <text:p text:style-name="P24">Use of MATLAB to model effect of noise in mobile communication systems testing on QAM, PSKs MQAM, and MPSK systems </text:p>
        </text:list-item>
      </text:list>
      <text:p text:style-name="P1">April 2007 – March 2008</text:p>
      <text:p text:style-name="P3">DCC satellites &amp; Networks,.</text:p>
      <text:list xml:id="list3680581827419547407" text:style-name="L8">
        <text:list-item>
          <text:p text:style-name="P36">11a Igbodo Street, Old GRA Portharcourt, Rivers state, Nigeria.</text:p>
        </text:list-item>
        <text:list-item>
          <text:p text:style-name="P25">Voluntary experience.</text:p>
        </text:list-item>
      </text:list>
      <text:p text:style-name="P2">Accomplishments </text:p>
      <text:p text:style-name="P1"><draw:line text:anchor-type="paragraph" draw:z-index="8" draw:name="Shape1" draw:style-name="gr1" draw:text-style-name="P43" svg:x1="-0.434cm" svg:y1="-0.319cm" svg:x2="17.614cm" svg:y2="-0.285cm"><text:p/></draw:line>Project handled successfully.</text:p>
      <text:list xml:id="list30970346840401527" text:style-name="L9">
        <text:list-item>
          <text:p text:style-name="P37">Bulding Predictive model in Python for Prediction of Wind-Farm Power output.</text:p>
        </text:list-item>
      </text:list>
      <text:list xml:id="list9196785254962574771" text:style-name="L10">
        <text:list-item>
          <text:p text:style-name="P38">Design of Tier 3 Data Centre and integration to the Internet via NigComSat 1R Satellite; Project carried out based on Cisco Tier 3 model design which was integrated through the communication satellite using STK as link budget analysis was carried out for link <text:soft-page-break/>performance in satisfaction of Masters of science in Satellite Communications &amp; Space systems at University of Sussex, UK.</text:p>
        </text:list-item>
      </text:list>
      <text:list xml:id="list5209002879850052676" text:style-name="L11">
        <text:list-item>
          <text:p text:style-name="P39">Land Use Land Cover.</text:p>
        </text:list-item>
      </text:list>
      <text:list xml:id="list1001677822201823558" text:style-name="L12">
        <text:list-item>
          <text:p text:style-name="P40">This project aims at checkmating the area of land in Nigeria covered by water, the cultivated land, urbanization, irrigated land etc.</text:p>
        </text:list-item>
      </text:list>
      <text:list xml:id="list8419927216160766763" text:style-name="L13">
        <text:list-item>
          <text:p text:style-name="P41">using ERDAS imagine, ILWIS and ARCHVIEW GIS softwares.</text:p>
        </text:list-item>
      </text:list>
      <text:list xml:id="list2184217748153294619" text:style-name="L14">
        <text:list-item>
          <text:p text:style-name="P42">After which, the federal Government of Nigeria is meant to be advised on what to do as regards to the areas of Land been taken by either urbanization, cultivation, irrigation etc.</text:p>
        </text:list-item>
      </text:list>
      <text:list xml:id="list6041339750154327215" text:style-name="L15">
        <text:list-item>
          <text:p text:style-name="P26">and why it there is if any.</text:p>
        </text:list-item>
      </text:list>
      <text:p text:style-name="P2">Skills <text:span text:style-name="T6">&amp;Trainings</text:span></text:p>
      <text:list xml:id="list2007372186448007206" text:style-name="L16">
        <text:list-item>
          <text:p text:style-name="P29"><draw:line text:anchor-type="paragraph" draw:z-index="9" draw:name="Shape1" draw:style-name="gr1" draw:text-style-name="P43" svg:x1="-0.275cm" svg:y1="-0.293cm" svg:x2="17.773cm" svg:y2="-0.259cm"><text:p/></draw:line>Training on <text:s/>Software Carpentry – Git and Shell scripting</text:p>
        </text:list-item>
        <text:list-item>
          <text:p text:style-name="P28">Data Analytics Platforms: Python, R and MATLAB and Excel.</text:p>
        </text:list-item>
        <text:list-item>
          <text:p text:style-name="P27">System Administrator: Teamwork, Troubleshooting, Upgrading </text:p>
        </text:list-item>
        <text:list-item>
          <text:p text:style-name="P27">Health-care: Observations, great bedside manner, enthusiastic people person, advanced problem-solving, great organizational skills.</text:p>
        </text:list-item>
      </text:list>
      <text:p text:style-name="P1"/>
      <text:p text:style-name="P1"/>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Header"><text:page-number text:select-page="current">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2T17:03:38.456554062</meta:creation-date>
    <dc:date>2017-04-18T18:37:38.490193035</dc:date>
    <meta:editing-duration>PT29M</meta:editing-duration>
    <meta:editing-cycles>5</meta:editing-cycles>
    <meta:generator>LibreOffice/5.1.6.2$Linux_X86_64 LibreOffice_project/10m0$Build-2</meta:generator>
    <meta:document-statistic meta:table-count="0" meta:image-count="0" meta:object-count="0" meta:page-count="3" meta:paragraph-count="74" meta:word-count="577" meta:character-count="4660" meta:non-whitespace-character-count="3316"/>
  </office:meta>
</office:document-meta>
</file>